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ba3" officeooo:paragraph-rsid="0005dba3"/>
    </style:style>
    <style:style style:name="P2" style:family="paragraph" style:parent-style-name="Standard">
      <style:text-properties officeooo:rsid="0007550b" officeooo:paragraph-rsid="0007550b"/>
    </style:style>
    <style:style style:name="P3" style:family="paragraph" style:parent-style-name="Standard">
      <style:text-properties officeooo:rsid="00079eff" officeooo:paragraph-rsid="00079eff"/>
    </style:style>
    <style:style style:name="P4" style:family="paragraph" style:parent-style-name="Standard">
      <style:text-properties officeooo:rsid="0008ca2f" officeooo:paragraph-rsid="0008ca2f"/>
    </style:style>
    <style:style style:name="P5" style:family="paragraph" style:parent-style-name="Standard">
      <style:text-properties officeooo:rsid="000ac902" officeooo:paragraph-rsid="000ac902"/>
    </style:style>
    <style:style style:name="P6" style:family="paragraph" style:parent-style-name="Standard">
      <style:text-properties officeooo:rsid="000b0aa2" officeooo:paragraph-rsid="000b0aa2"/>
    </style:style>
    <style:style style:name="P7" style:family="paragraph" style:parent-style-name="Standard">
      <style:text-properties officeooo:rsid="000cffa1" officeooo:paragraph-rsid="000cffa1"/>
    </style:style>
    <style:style style:name="P8" style:family="paragraph" style:parent-style-name="Standard">
      <style:text-properties officeooo:rsid="000eb80e" officeooo:paragraph-rsid="000eb80e"/>
    </style:style>
    <style:style style:name="P9" style:family="paragraph" style:parent-style-name="Standard">
      <style:text-properties officeooo:rsid="001184cd" officeooo:paragraph-rsid="001184cd"/>
    </style:style>
    <style:style style:name="P10" style:family="paragraph" style:parent-style-name="Standard">
      <style:text-properties officeooo:rsid="0012adfa" officeooo:paragraph-rsid="0012adfa"/>
    </style:style>
    <style:style style:name="P11" style:family="paragraph" style:parent-style-name="Standard">
      <style:text-properties officeooo:rsid="00142012" officeooo:paragraph-rsid="00142012"/>
    </style:style>
    <style:style style:name="P12" style:family="paragraph" style:parent-style-name="Standard">
      <style:text-properties officeooo:rsid="00157aaf" officeooo:paragraph-rsid="00157aaf"/>
    </style:style>
    <style:style style:name="P13" style:family="paragraph" style:parent-style-name="Standard">
      <style:text-properties officeooo:rsid="0015aa66" officeooo:paragraph-rsid="0015aa66"/>
    </style:style>
    <style:style style:name="P14" style:family="paragraph" style:parent-style-name="Standard">
      <style:text-properties officeooo:rsid="0017b9ee" officeooo:paragraph-rsid="0017b9ee"/>
    </style:style>
    <style:style style:name="P15" style:family="paragraph" style:parent-style-name="Standard">
      <style:text-properties officeooo:rsid="001a8c7c" officeooo:paragraph-rsid="001a8c7c"/>
    </style:style>
    <style:style style:name="P16" style:family="paragraph" style:parent-style-name="Standard">
      <style:text-properties officeooo:rsid="001c66e8" officeooo:paragraph-rsid="001c66e8"/>
    </style:style>
    <style:style style:name="P17" style:family="paragraph" style:parent-style-name="Standard">
      <style:text-properties officeooo:rsid="001e4f7a" officeooo:paragraph-rsid="001e4f7a"/>
    </style:style>
    <style:style style:name="P18" style:family="paragraph" style:parent-style-name="Standard">
      <style:text-properties officeooo:rsid="001fc2f8" officeooo:paragraph-rsid="001fc2f8"/>
    </style:style>
    <style:style style:name="P19" style:family="paragraph" style:parent-style-name="Standard">
      <style:text-properties officeooo:rsid="00209209" officeooo:paragraph-rsid="00209209"/>
    </style:style>
    <style:style style:name="P20" style:family="paragraph" style:parent-style-name="Standard">
      <style:text-properties officeooo:rsid="0021767e" officeooo:paragraph-rsid="0021767e"/>
    </style:style>
    <style:style style:name="P21" style:family="paragraph" style:parent-style-name="Standard">
      <style:text-properties officeooo:rsid="0022f90d" officeooo:paragraph-rsid="0022f90d"/>
    </style:style>
    <style:style style:name="P22" style:family="paragraph" style:parent-style-name="Standard">
      <style:text-properties officeooo:rsid="002485b7" officeooo:paragraph-rsid="002485b7"/>
    </style:style>
    <style:style style:name="P23" style:family="paragraph" style:parent-style-name="Standard">
      <style:text-properties officeooo:rsid="00262021" officeooo:paragraph-rsid="00262021"/>
    </style:style>
    <style:style style:name="P24" style:family="paragraph" style:parent-style-name="Standard">
      <style:text-properties officeooo:rsid="0028d295" officeooo:paragraph-rsid="0028d295"/>
    </style:style>
    <style:style style:name="P25" style:family="paragraph" style:parent-style-name="Standard">
      <style:text-properties officeooo:rsid="002bc175" officeooo:paragraph-rsid="002bc175"/>
    </style:style>
    <style:style style:name="P26" style:family="paragraph" style:parent-style-name="Standard">
      <style:text-properties officeooo:rsid="002d4f6d" officeooo:paragraph-rsid="002d4f6d"/>
    </style:style>
    <style:style style:name="P27" style:family="paragraph" style:parent-style-name="Standard">
      <style:text-properties officeooo:rsid="002d9e92" officeooo:paragraph-rsid="002d9e92"/>
    </style:style>
    <style:style style:name="P28" style:family="paragraph" style:parent-style-name="Standard">
      <style:text-properties officeooo:rsid="002f77b4" officeooo:paragraph-rsid="002f77b4"/>
    </style:style>
    <style:style style:name="P29" style:family="paragraph" style:parent-style-name="Standard">
      <style:text-properties officeooo:rsid="003005df" officeooo:paragraph-rsid="003005df"/>
    </style:style>
    <style:style style:name="P30" style:family="paragraph" style:parent-style-name="Standard">
      <style:text-properties officeooo:rsid="0030ad36" officeooo:paragraph-rsid="0030ad36"/>
    </style:style>
    <style:style style:name="P31" style:family="paragraph" style:parent-style-name="Standard">
      <style:text-properties officeooo:rsid="0030ad98" officeooo:paragraph-rsid="0030ad98"/>
    </style:style>
    <style:style style:name="P32" style:family="paragraph" style:parent-style-name="Standard">
      <style:text-properties officeooo:rsid="003168ec" officeooo:paragraph-rsid="00356125"/>
    </style:style>
    <style:style style:name="P33" style:family="paragraph" style:parent-style-name="Standard">
      <style:text-properties officeooo:rsid="0032954c" officeooo:paragraph-rsid="0032954c"/>
    </style:style>
    <style:style style:name="P34" style:family="paragraph" style:parent-style-name="Standard">
      <style:text-properties officeooo:rsid="0038d98b" officeooo:paragraph-rsid="0038d98b"/>
    </style:style>
    <style:style style:name="P35" style:family="paragraph" style:parent-style-name="Standard">
      <style:text-properties officeooo:rsid="003a8692" officeooo:paragraph-rsid="003a8692"/>
    </style:style>
    <style:style style:name="P36" style:family="paragraph" style:parent-style-name="Standard">
      <style:text-properties officeooo:rsid="003b0e2f" officeooo:paragraph-rsid="003b0e2f"/>
    </style:style>
    <style:style style:name="P37" style:family="paragraph" style:parent-style-name="Standard">
      <style:text-properties officeooo:rsid="003d6a61" officeooo:paragraph-rsid="003d6a61"/>
    </style:style>
    <style:style style:name="P38" style:family="paragraph" style:parent-style-name="Standard">
      <style:text-properties officeooo:rsid="003df40c" officeooo:paragraph-rsid="003df40c"/>
    </style:style>
    <style:style style:name="P39" style:family="paragraph" style:parent-style-name="Standard">
      <style:text-properties officeooo:rsid="00416f71" officeooo:paragraph-rsid="00416f71"/>
    </style:style>
    <style:style style:name="P40" style:family="paragraph" style:parent-style-name="Standard">
      <style:text-properties officeooo:rsid="00440ce8" officeooo:paragraph-rsid="00440ce8"/>
    </style:style>
    <style:style style:name="P41" style:family="paragraph" style:parent-style-name="Standard">
      <style:text-properties officeooo:rsid="00442bd5" officeooo:paragraph-rsid="00442bd5"/>
    </style:style>
    <style:style style:name="P42" style:family="paragraph" style:parent-style-name="Standard">
      <style:text-properties officeooo:rsid="004545a2" officeooo:paragraph-rsid="004545a2"/>
    </style:style>
    <style:style style:name="P43" style:family="paragraph" style:parent-style-name="Standard">
      <style:text-properties officeooo:rsid="0046abca" officeooo:paragraph-rsid="0046abca"/>
    </style:style>
    <style:style style:name="P44" style:family="paragraph" style:parent-style-name="Standard">
      <style:text-properties officeooo:rsid="00475cac" officeooo:paragraph-rsid="00475cac"/>
    </style:style>
    <style:style style:name="P45" style:family="paragraph" style:parent-style-name="Standard">
      <style:text-properties officeooo:rsid="004924f3" officeooo:paragraph-rsid="004924f3"/>
    </style:style>
    <style:style style:name="P46" style:family="paragraph" style:parent-style-name="Standard">
      <style:text-properties officeooo:rsid="004941b0" officeooo:paragraph-rsid="004941b0"/>
    </style:style>
    <style:style style:name="P47" style:family="paragraph" style:parent-style-name="Standard">
      <style:text-properties officeooo:rsid="004b86b2" officeooo:paragraph-rsid="004b86b2"/>
    </style:style>
    <style:style style:name="P48" style:family="paragraph" style:parent-style-name="Standard">
      <style:text-properties officeooo:rsid="004cfb11" officeooo:paragraph-rsid="004cfb11"/>
    </style:style>
    <style:style style:name="P49" style:family="paragraph" style:parent-style-name="Standard">
      <style:text-properties officeooo:rsid="004ee3d5" officeooo:paragraph-rsid="004ee3d5"/>
    </style:style>
    <style:style style:name="P50" style:family="paragraph" style:parent-style-name="Standard">
      <style:text-properties officeooo:rsid="004fafb9" officeooo:paragraph-rsid="004fafb9"/>
    </style:style>
    <style:style style:name="P51" style:family="paragraph" style:parent-style-name="Standard">
      <style:text-properties officeooo:rsid="00512bd4" officeooo:paragraph-rsid="00512bd4"/>
    </style:style>
    <style:style style:name="P52" style:family="paragraph" style:parent-style-name="Standard">
      <style:text-properties officeooo:rsid="0051ff41" officeooo:paragraph-rsid="0051ff41"/>
    </style:style>
    <style:style style:name="P53" style:family="paragraph" style:parent-style-name="Standard">
      <style:text-properties officeooo:rsid="0053a022" officeooo:paragraph-rsid="0053a022"/>
    </style:style>
    <style:style style:name="P54" style:family="paragraph" style:parent-style-name="Standard">
      <style:text-properties officeooo:rsid="0054dc2a" officeooo:paragraph-rsid="0054dc2a"/>
    </style:style>
    <style:style style:name="P55" style:family="paragraph" style:parent-style-name="Standard">
      <style:text-properties officeooo:rsid="0056b4a5" officeooo:paragraph-rsid="0056b4a5"/>
    </style:style>
    <style:style style:name="P56" style:family="paragraph" style:parent-style-name="Standard">
      <style:text-properties fo:color="#c9211e" loext:opacity="100%" officeooo:rsid="00589078" officeooo:paragraph-rsid="00589078"/>
    </style:style>
    <style:style style:name="P57" style:family="paragraph" style:parent-style-name="Standard">
      <style:text-properties officeooo:rsid="00589078" officeooo:paragraph-rsid="00589078"/>
    </style:style>
    <style:style style:name="P58" style:family="paragraph" style:parent-style-name="Standard">
      <style:text-properties fo:color="#000000" loext:opacity="100%" officeooo:rsid="0058e322" officeooo:paragraph-rsid="0058e322"/>
    </style:style>
    <style:style style:name="P59" style:family="paragraph" style:parent-style-name="Standard">
      <style:text-properties fo:color="#000000" loext:opacity="100%" officeooo:rsid="005ad857" officeooo:paragraph-rsid="005ad857"/>
    </style:style>
    <style:style style:name="P60" style:family="paragraph" style:parent-style-name="Standard">
      <style:text-properties officeooo:rsid="005c42c3" officeooo:paragraph-rsid="005c42c3"/>
    </style:style>
    <style:style style:name="P61" style:family="paragraph" style:parent-style-name="Standard">
      <style:text-properties officeooo:rsid="005ce671" officeooo:paragraph-rsid="005ce671"/>
    </style:style>
    <style:style style:name="P62" style:family="paragraph" style:parent-style-name="Standard">
      <style:text-properties officeooo:rsid="005e5eff" officeooo:paragraph-rsid="005e5eff"/>
    </style:style>
    <style:style style:name="P63" style:family="paragraph" style:parent-style-name="Standard">
      <style:text-properties officeooo:rsid="005fece3" officeooo:paragraph-rsid="005fece3"/>
    </style:style>
    <style:style style:name="P64" style:family="paragraph" style:parent-style-name="Standard">
      <style:text-properties officeooo:rsid="0060aeec" officeooo:paragraph-rsid="0060aeec"/>
    </style:style>
    <style:style style:name="P65" style:family="paragraph" style:parent-style-name="Standard">
      <style:text-properties officeooo:rsid="00626c82" officeooo:paragraph-rsid="00626c82"/>
    </style:style>
    <style:style style:name="P66" style:family="paragraph" style:parent-style-name="Standard">
      <style:text-properties officeooo:rsid="00641ef3" officeooo:paragraph-rsid="00641ef3"/>
    </style:style>
    <style:style style:name="P67" style:family="paragraph" style:parent-style-name="Standard">
      <style:text-properties officeooo:rsid="0065eea7" officeooo:paragraph-rsid="0065eea7"/>
    </style:style>
    <style:style style:name="P68" style:family="paragraph" style:parent-style-name="Standard">
      <style:text-properties officeooo:rsid="0067afc7" officeooo:paragraph-rsid="0067afc7"/>
    </style:style>
    <style:style style:name="T1" style:family="text">
      <style:text-properties officeooo:rsid="0007550b"/>
    </style:style>
    <style:style style:name="T2" style:family="text">
      <style:text-properties officeooo:rsid="00079eff"/>
    </style:style>
    <style:style style:name="T3" style:family="text">
      <style:text-properties officeooo:rsid="0008ca2f"/>
    </style:style>
    <style:style style:name="T4" style:family="text">
      <style:text-properties officeooo:rsid="000ac902"/>
    </style:style>
    <style:style style:name="T5" style:family="text">
      <style:text-properties officeooo:rsid="000b0aa2"/>
    </style:style>
    <style:style style:name="T6" style:family="text">
      <style:text-properties officeooo:rsid="000cffa1"/>
    </style:style>
    <style:style style:name="T7" style:family="text">
      <style:text-properties officeooo:rsid="000eb80e"/>
    </style:style>
    <style:style style:name="T8" style:family="text">
      <style:text-properties officeooo:rsid="000fb3cf"/>
    </style:style>
    <style:style style:name="T9" style:family="text">
      <style:text-properties officeooo:rsid="0012adfa"/>
    </style:style>
    <style:style style:name="T10" style:family="text">
      <style:text-properties officeooo:rsid="00142012"/>
    </style:style>
    <style:style style:name="T11" style:family="text">
      <style:text-properties officeooo:rsid="0015aa66"/>
    </style:style>
    <style:style style:name="T12" style:family="text">
      <style:text-properties officeooo:rsid="001719f3"/>
    </style:style>
    <style:style style:name="T13" style:family="text">
      <style:text-properties officeooo:rsid="0018d36a"/>
    </style:style>
    <style:style style:name="T14" style:family="text">
      <style:text-properties officeooo:rsid="001935e7"/>
    </style:style>
    <style:style style:name="T15" style:family="text">
      <style:text-properties officeooo:rsid="001b0ad4"/>
    </style:style>
    <style:style style:name="T16" style:family="text">
      <style:text-properties officeooo:rsid="001e4f7a"/>
    </style:style>
    <style:style style:name="T17" style:family="text">
      <style:text-properties officeooo:rsid="001fc2f8"/>
    </style:style>
    <style:style style:name="T18" style:family="text">
      <style:text-properties officeooo:rsid="00209395"/>
    </style:style>
    <style:style style:name="T19" style:family="text">
      <style:text-properties officeooo:rsid="00221217"/>
    </style:style>
    <style:style style:name="T20" style:family="text">
      <style:text-properties officeooo:rsid="0022f90d"/>
    </style:style>
    <style:style style:name="T21" style:family="text">
      <style:text-properties officeooo:rsid="002485b7"/>
    </style:style>
    <style:style style:name="T22" style:family="text">
      <style:text-properties officeooo:rsid="00262021"/>
    </style:style>
    <style:style style:name="T23" style:family="text">
      <style:text-properties officeooo:rsid="0028d295"/>
    </style:style>
    <style:style style:name="T24" style:family="text">
      <style:text-properties officeooo:rsid="0029c433"/>
    </style:style>
    <style:style style:name="T25" style:family="text">
      <style:text-properties officeooo:rsid="002d4f6d"/>
    </style:style>
    <style:style style:name="T26" style:family="text">
      <style:text-properties officeooo:rsid="002d9e92"/>
    </style:style>
    <style:style style:name="T27" style:family="text">
      <style:text-properties officeooo:rsid="002f77b4"/>
    </style:style>
    <style:style style:name="T28" style:family="text">
      <style:text-properties officeooo:rsid="003005df"/>
    </style:style>
    <style:style style:name="T29" style:family="text">
      <style:text-properties officeooo:rsid="0030ad36"/>
    </style:style>
    <style:style style:name="T30" style:family="text">
      <style:text-properties officeooo:rsid="0030ad98"/>
    </style:style>
    <style:style style:name="T31" style:family="text">
      <style:text-properties officeooo:rsid="00312083"/>
    </style:style>
    <style:style style:name="T32" style:family="text">
      <style:text-properties officeooo:rsid="0032954c"/>
    </style:style>
    <style:style style:name="T33" style:family="text">
      <style:text-properties officeooo:rsid="0032f652"/>
    </style:style>
    <style:style style:name="T34" style:family="text">
      <style:text-properties officeooo:rsid="00356125"/>
    </style:style>
    <style:style style:name="T35" style:family="text">
      <style:text-properties officeooo:rsid="003703f6"/>
    </style:style>
    <style:style style:name="T36" style:family="text">
      <style:text-properties officeooo:rsid="0038fbd8"/>
    </style:style>
    <style:style style:name="T37" style:family="text">
      <style:text-properties officeooo:rsid="003b0e2f"/>
    </style:style>
    <style:style style:name="T38" style:family="text">
      <style:text-properties officeooo:rsid="003b1552"/>
    </style:style>
    <style:style style:name="T39" style:family="text">
      <style:text-properties officeooo:rsid="003cb282"/>
    </style:style>
    <style:style style:name="T40" style:family="text">
      <style:text-properties officeooo:rsid="003df40c"/>
    </style:style>
    <style:style style:name="T41" style:family="text">
      <style:text-properties officeooo:rsid="003faa9b"/>
    </style:style>
    <style:style style:name="T42" style:family="text">
      <style:text-properties officeooo:rsid="0041e569"/>
    </style:style>
    <style:style style:name="T43" style:family="text">
      <style:text-properties officeooo:rsid="004545a2"/>
    </style:style>
    <style:style style:name="T44" style:family="text">
      <style:text-properties officeooo:rsid="0046abca"/>
    </style:style>
    <style:style style:name="T45" style:family="text">
      <style:text-properties officeooo:rsid="00475cac"/>
    </style:style>
    <style:style style:name="T46" style:family="text">
      <style:text-properties officeooo:rsid="004924f3"/>
    </style:style>
    <style:style style:name="T47" style:family="text">
      <style:text-properties officeooo:rsid="004ac5a5"/>
    </style:style>
    <style:style style:name="T48" style:family="text">
      <style:text-properties officeooo:rsid="004b86b2"/>
    </style:style>
    <style:style style:name="T49" style:family="text">
      <style:text-properties officeooo:rsid="004be8e4"/>
    </style:style>
    <style:style style:name="T50" style:family="text">
      <style:text-properties officeooo:rsid="004ee3d5"/>
    </style:style>
    <style:style style:name="T51" style:family="text">
      <style:text-properties officeooo:rsid="004fafb9"/>
    </style:style>
    <style:style style:name="T52" style:family="text">
      <style:text-properties officeooo:rsid="00512bd4"/>
    </style:style>
    <style:style style:name="T53" style:family="text">
      <style:text-properties officeooo:rsid="0051ff41"/>
    </style:style>
    <style:style style:name="T54" style:family="text">
      <style:text-properties officeooo:rsid="0053a022"/>
    </style:style>
    <style:style style:name="T55" style:family="text">
      <style:text-properties officeooo:rsid="0054dc2a"/>
    </style:style>
    <style:style style:name="T56" style:family="text">
      <style:text-properties officeooo:rsid="0056b4a5"/>
    </style:style>
    <style:style style:name="T57" style:family="text">
      <style:text-properties officeooo:rsid="00577402"/>
    </style:style>
    <style:style style:name="T58" style:family="text">
      <style:text-properties officeooo:rsid="0058e32a"/>
    </style:style>
    <style:style style:name="T59" style:family="text">
      <style:text-properties officeooo:rsid="005c42c3"/>
    </style:style>
    <style:style style:name="T60" style:family="text">
      <style:text-properties fo:color="#000000" loext:opacity="100%"/>
    </style:style>
    <style:style style:name="T61" style:family="text">
      <style:text-properties fo:color="#000000" loext:opacity="100%" officeooo:rsid="0058e322"/>
    </style:style>
    <style:style style:name="T62" style:family="text">
      <style:text-properties officeooo:rsid="005ce671"/>
    </style:style>
    <style:style style:name="T63" style:family="text">
      <style:text-properties officeooo:rsid="005e5eff"/>
    </style:style>
    <style:style style:name="T64" style:family="text">
      <style:text-properties officeooo:rsid="005fece3"/>
    </style:style>
    <style:style style:name="T65" style:family="text">
      <style:text-properties officeooo:rsid="0060aeec"/>
    </style:style>
    <style:style style:name="T66" style:family="text">
      <style:text-properties officeooo:rsid="00641ef3"/>
    </style:style>
    <style:style style:name="T67" style:family="text">
      <style:text-properties officeooo:rsid="0067afc7"/>
    </style:style>
    <style:style style:name="T68" style:family="text">
      <style:text-properties officeooo:rsid="0067b8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u nass</text:p>
      <text:p text:style-name="P1"/>
      <text:p text:style-name="P1"/>
      <text:p text:style-name="P1">26.6. ID20 Sphag 9 <text:span text:style-name="T1">S. cuspidatum</text:span></text:p>
      <text:p text:style-name="P1">26.6. ID18 Spahg 8 <text:span text:style-name="T1">S. </text:span><text:span text:style-name="T23">c</text:span><text:span text:style-name="T1">uspidatum</text:span></text:p>
      <text:p text:style-name="P2">26.6. ID17 Sphag 7 S. <text:span text:style-name="T2">Cuspidatum</text:span></text:p>
      <text:p text:style-name="P3">26.6. ID 13 Sphag 6 <text:span text:style-name="T3">S: cuspidatum</text:span></text:p>
      <text:p text:style-name="P4">26.6. ID 12 Spahg 5 <text:span text:style-name="T4">S. Cuspidatum</text:span></text:p>
      <text:p text:style-name="P5">26.6 ID 5 Sphag 2 <text:span text:style-name="T5">S. Cuspidatum</text:span></text:p>
      <text:p text:style-name="P6">26.6. ID10 Sphag 4 S. <text:span text:style-name="T6">Cuspidatum</text:span></text:p>
      <text:p text:style-name="P7">26.6. ID 2 Sphag 1 S. <text:span text:style-name="T7">Cuspidatum</text:span></text:p>
      <text:p text:style-name="P8">26.6. ID 8 Sphag 3 S. <text:span text:style-name="T8">cuspidatum</text:span></text:p>
      <text:p text:style-name="P1"/>
      <text:p text:style-name="P9">19.6. ID 27 Sphag 9 S. <text:span text:style-name="T9">Cuspidatum</text:span></text:p>
      <text:p text:style-name="P10">19.6. ID 32 Sphag 11 S. <text:span text:style-name="T10">Cuspidatum</text:span></text:p>
      <text:p text:style-name="P11">19.6. ID 22 Sphag 7 S. Cuspidatum</text:p>
      <text:p text:style-name="P12">19.6. ID 19 Sphag 6 S. Cuspidatum</text:p>
      <text:p text:style-name="P12">19.6. ID 27 Sphag 10 S. Cuspidatum</text:p>
      <text:p text:style-name="P12">19.6. ID 24 Sphag 8 S. <text:span text:style-name="T11">Cuspidatum</text:span></text:p>
      <text:p text:style-name="P13">19.6. ID 16 Sphag 5 <text:span text:style-name="T12">S. Fallax</text:span></text:p>
      <text:p text:style-name="P14">19.6. ID 13 Sphag 4 <text:span text:style-name="T13">S. </text:span><text:span text:style-name="T14">Fallax</text:span></text:p>
      <text:p text:style-name="P15">19.6. ID 11 Sphag 3 <text:span text:style-name="T15">S. Cuspidatum</text:span></text:p>
      <text:p text:style-name="P16">19.6. ID 8 Sphag 1 <text:span text:style-name="T16">S: fallax</text:span></text:p>
      <text:p text:style-name="P17">19.6. ID 9 Sphag 2 S. <text:span text:style-name="T17">Cuspidatum</text:span></text:p>
      <text:p text:style-name="P17"/>
      <text:p text:style-name="P60">12.6. ID 14 Sphag 4 <text:span text:style-name="T62">S. Cuspidatum</text:span></text:p>
      <text:p text:style-name="P61">12.6. ID 11 Sphag 3 S. <text:span text:style-name="T63">Cuspidatum</text:span></text:p>
      <text:p text:style-name="P62">12.6. ID 28 Sphag 6 <text:span text:style-name="T64">S. Cuspidatum</text:span></text:p>
      <text:p text:style-name="P63">12.6. ID 21 Sphag 5 S. Cuspidatum</text:p>
      <text:p text:style-name="P63">12.6. ID 9 Sphag 2 S: cuspidatum</text:p>
      <text:p text:style-name="P63">12.6. ID 1 Sphag 1 <text:span text:style-name="T65">S. Fallax</text:span></text:p>
      <text:p text:style-name="P63"/>
      <text:p text:style-name="P64">16.6. ID15 Sphag 4 S. Cuspidatum (unter vorbehalt da Beleg winzig und absolut beschissen)</text:p>
      <text:p text:style-name="P65">16.6. ID 2 Sphag 1 <text:span text:style-name="T66">S. Russowii (Artenliste, könnte neu für Standort sein)</text:span></text:p>
      <text:p text:style-name="P66">16.6. ID 9 Sphag 3 S. Cuspidatum</text:p>
      <text:p text:style-name="P66">16.6 ID 6 Sphag 2 S. fallax</text:p>
      <text:p text:style-name="P17"/>
      <text:p text:style-name="P17"/>
      <text:p text:style-name="P18">LICHTENAU</text:p>
      <text:p text:style-name="P18"/>
      <text:p text:style-name="P19">7.7. ID 2 Sphag 4 <text:span text:style-name="T18">S. Nemoreum / capillifoilium</text:span></text:p>
      <text:p text:style-name="P20">7.7. ID34 Sphag 15 <text:span text:style-name="T19">S. </text:span><text:span text:style-name="T20">Fallax</text:span></text:p>
      <text:p text:style-name="P21">7.7. ID22 Sphag 12 <text:span text:style-name="T21">S. Fallax</text:span></text:p>
      <text:p text:style-name="P22">7.7. ID 14 Sphag 11 <text:span text:style-name="T22">S. Russowii</text:span></text:p>
      <text:p text:style-name="P23">7.7. ID 10 Sphag 10 <text:span text:style-name="T23">S. Fallax</text:span></text:p>
      <text:p text:style-name="P24">7.7. ID39 Sphag 16 <text:span text:style-name="T24">S. Fallax</text:span></text:p>
      <text:p text:style-name="P25">7.7. ID49 Sphag18 <text:span text:style-name="T25">S. Fallax</text:span></text:p>
      <text:p text:style-name="P26">7.7. ID 46 Sphag 17 <text:span text:style-name="T26">S. Fallax</text:span></text:p>
      <text:p text:style-name="P27">7.7. ID 8 Sphag 9 <text:span text:style-name="T27">S. Russowii</text:span></text:p>
      <text:p text:style-name="P28">7.7 ID 55 Sphag 20 <text:span text:style-name="T28">S: fallax</text:span></text:p>
      <text:p text:style-name="P29">7.7. ID60 Sphag 22 <text:span text:style-name="T29">S. Fallax</text:span></text:p>
      <text:p text:style-name="P30">7.7. ID 59 Sphag 21 <text:span text:style-name="T30">S. Cuspidatum</text:span></text:p>
      <text:p text:style-name="P31"><text:soft-page-break/>7.7. ID 62 Sphag 24 <text:span text:style-name="T31">S: fimbriatum (überprüfen artenlste)</text:span></text:p>
      <text:p text:style-name="P32">7.7. ID61 Sphag 23 <text:span text:style-name="T34">Mischbeleg </text:span><text:span text:style-name="T32">S: fimbriatum </text:span><text:span text:style-name="T34">&amp; S. </text:span><text:span text:style-name="T35">Auriculatum → auriculatum auf artenliste hinzufügen</text:span></text:p>
      <text:p text:style-name="P33">7.7. ID52 Sphag 19 <text:span text:style-name="T33">S. Fallax</text:span></text:p>
      <text:p text:style-name="P34">7.7. Lic ID 3 Spahg 6 S. <text:span text:style-name="T36">Russowii</text:span></text:p>
      <text:p text:style-name="P35">7.7 Lic ID 3 Sphag 5 <text:span text:style-name="T37">S. Auriculatum </text:span><text:span text:style-name="T38">(unsicher wegen standort)</text:span></text:p>
      <text:p text:style-name="P36">7.7. Lic ID 2 Spag 3 S.<text:span text:style-name="T39">russowii</text:span></text:p>
      <text:p text:style-name="P37">7.7. Lic ID 6 Sphag 8 (mit Laubmoos gemischt) S. <text:span text:style-name="T40">Auriculatum</text:span></text:p>
      <text:p text:style-name="P38">7.7. Lic ID 32 Sphag 14 <text:span text:style-name="T41">S. Fallax</text:span></text:p>
      <text:p text:style-name="P39">7.7. Lic ID 1 Sphag 2 <text:span text:style-name="T42">S: girgensohnii (noch ncit auf Artenliste)</text:span></text:p>
      <text:p text:style-name="P67">7.7. Lic ID 4 Sphag 7 S. Fimbriatum</text:p>
      <text:p text:style-name="P67">7.7. Lic ID 28 Sphag 13 <text:span text:style-name="T67">S. Fallax</text:span></text:p>
      <text:p text:style-name="P68">7.7. Lic ID 1 Sphag 1 <text:span text:style-name="T68">S. girgensohnii</text:span></text:p>
      <text:p text:style-name="P56">Lic 7.7. fehlt: Sphag1, Sphag 7, Sphag 13, </text:p>
      <text:p text:style-name="P39"/>
      <text:p text:style-name="P40">1.5 Lic (ohne ID sphagnum südmarker ½) S. Girgensohnii (auftreten mit hypnum cupressiforme)</text:p>
      <text:p text:style-name="P41">1.5. Lic (-“- 2/2) S. Girgensohnii</text:p>
      <text:p text:style-name="P41"/>
      <text:p text:style-name="P41">10.7 Lic ID10 Sphag 6 <text:span text:style-name="T43">S. Cuspidatum</text:span></text:p>
      <text:p text:style-name="P42">10.7. Lic ID 26 Sphag 10 <text:span text:style-name="T44">S. Fallax → beleg wegen der sporophytenkapseln</text:span></text:p>
      <text:p text:style-name="P43">10.7. Lic ID 8 Sphag 4 <text:span text:style-name="T45">S. Capillifolium</text:span></text:p>
      <text:p text:style-name="P44">10.7. Lic ID 17 Sphag 8 <text:span text:style-name="T46">S. Fallax</text:span></text:p>
      <text:p text:style-name="P45">10.7. Lic ID7 Sphag 3 S. <text:span text:style-name="T48">russowii</text:span></text:p>
      <text:p text:style-name="P46">10.7. Lic ID 22 Sphag 9 <text:s/><text:span text:style-name="T47">fallax</text:span></text:p>
      <text:p text:style-name="P47">10.7. Lic ID 9 Sphag 5 (so schöne farbe) <text:span text:style-name="T49">S. russowii</text:span></text:p>
      <text:p text:style-name="P40"/>
      <text:p text:style-name="P48">10.7. Lic ID 2 Sphag 1 <text:span text:style-name="T50">S. Girgensohnii</text:span></text:p>
      <text:p text:style-name="P49">10.7. Lic ID 14 Sphag 7 S. <text:span text:style-name="T51">Fallax</text:span></text:p>
      <text:p text:style-name="P50">10.7. Lic ID 50 Sphag 14 S. <text:span text:style-name="T52">Cuspidatum</text:span></text:p>
      <text:p text:style-name="P51">10.7. Lic ID 4 Sphag 2 <text:span text:style-name="T53">S. Squarrosum (Artenliste??)</text:span></text:p>
      <text:p text:style-name="P52">10.7 Lic ID 44 Sphag 13 <text:span text:style-name="T54">S. Fallax</text:span></text:p>
      <text:p text:style-name="P53">10.7. Lic ID 37 Sphag 12 S. <text:span text:style-name="T55">Fallax</text:span></text:p>
      <text:p text:style-name="P54">10.7. Lic ID 54 Sphag 15 s. <text:span text:style-name="T56">Fallax</text:span></text:p>
      <text:p text:style-name="P55">10.7. Lic ID 58 Sphag 16 <text:span text:style-name="T57">S. fallax</text:span></text:p>
      <text:p text:style-name="P57">1<text:span text:style-name="T60">0.7. Lic ID 32 Sphag 11 S. </text:span><text:span text:style-name="T61">Fallax</text:span></text:p>
      <text:p text:style-name="P58">10.7. Lic ID 64 Sphag 18 <text:span text:style-name="T58">S. russowii</text:span></text:p>
      <text:p text:style-name="P59">10.7. Lic ID 61 Sphag 17 S. <text:span text:style-name="T59">Fallax</text:span></text:p>
      <text:p text:style-name="P5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09:44:55.387778066</meta:creation-date>
    <dc:date>2026-02-04T16:07:31.139584313</dc:date>
    <meta:editing-duration>PT5H44M36S</meta:editing-duration>
    <meta:editing-cycles>23</meta:editing-cycles>
    <meta:generator>LibreOffice/24.2.7.2$Linux_X86_64 LibreOffice_project/420$Build-2</meta:generator>
    <meta:document-statistic meta:table-count="0" meta:image-count="0" meta:object-count="0" meta:page-count="2" meta:paragraph-count="77" meta:word-count="591" meta:character-count="2866" meta:non-whitespace-character-count="2351"/>
  </office:meta>
</office:document-meta>
</file>